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left="0.5in" fo:margin-right="0in" fo:text-indent="0in" style:auto-text-indent="false" fo:margin-top="0in" fo:margin-bottom="0in"/>
    </style:style>
    <style:style style:name="P3" style:family="paragraph" style:parent-style-name="Text_20_body" style:list-style-name="L2">
      <style:paragraph-properties fo:margin-left="0.5in" fo:margin-right="0in" fo:text-indent="0in" style:auto-text-indent="false" fo:margin-top="0in" fo:margin-bottom="0in"/>
    </style:style>
    <style:style style:name="P4" style:family="paragraph" style:parent-style-name="Text_20_body" style:list-style-name="L3">
      <style:paragraph-properties fo:margin-left="0.5in" fo:margin-right="0in" fo:text-indent="0in" style:auto-text-indent="false" fo:margin-top="0in" fo:margin-bottom="0in"/>
    </style:style>
    <style:style style:name="P5" style:family="paragraph" style:parent-style-name="Text_20_body" style:list-style-name="L4">
      <style:paragraph-properties fo:margin-left="0.5in" fo:margin-right="0in" fo:text-indent="0in" style:auto-text-indent="false" fo:margin-top="0in" fo:margin-bottom="0in"/>
    </style:style>
    <style:style style:name="P6" style:family="paragraph" style:parent-style-name="Text_20_body" style:list-style-name="L5">
      <style:paragraph-properties fo:margin-left="0.5in" fo:margin-right="0in" fo:text-indent="0in" style:auto-text-indent="false" fo:margin-top="0in" fo:margin-bottom="0in"/>
    </style:style>
    <style:style style:name="P7" style:family="paragraph" style:parent-style-name="Text_20_body" style:list-style-name="L6">
      <style:paragraph-properties fo:margin-left="0.5in" fo:margin-right="0in" fo:text-indent="0in" style:auto-text-indent="false" fo:margin-top="0in" fo:margin-bottom="0in"/>
    </style:style>
    <style:style style:name="P8" style:family="paragraph" style:parent-style-name="Text_20_body" style:list-style-name="L7">
      <style:paragraph-properties fo:margin-left="0.5in" fo:margin-right="0in" fo:text-indent="0in" style:auto-text-indent="false" fo:margin-top="0in" fo:margin-bottom="0in"/>
    </style:style>
    <style:style style:name="P9" style:family="paragraph" style:parent-style-name="Text_20_body" style:list-style-name="L8">
      <style:paragraph-properties fo:margin-left="0.5in" fo:margin-right="0in" fo:text-indent="0in" style:auto-text-indent="false"/>
    </style:style>
    <style:style style:name="P10" style:family="paragraph" style:parent-style-name="Text_20_body" style:list-style-name="L9">
      <style:paragraph-properties fo:margin-left="0.5in" fo:margin-right="0in" fo:text-indent="0in" style:auto-text-indent="false" fo:margin-top="0in" fo:margin-bottom="0in"/>
    </style:style>
    <style:style style:name="P11" style:family="paragraph" style:parent-style-name="Text_20_body" style:list-style-name="L10">
      <style:paragraph-properties fo:margin-left="0.5in" fo:margin-right="0in" fo:text-indent="0in" style:auto-text-indent="false" fo:margin-top="0in" fo:margin-bottom="0in"/>
    </style:style>
    <style:style style:name="P12" style:family="paragraph" style:parent-style-name="Text_20_body" style:list-style-name="L11">
      <style:paragraph-properties fo:margin-left="0.5in" fo:margin-right="0in" fo:text-indent="0in" style:auto-text-indent="false"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left="0.5in" fo:margin-right="0in" fo:text-indent="0in" style:auto-text-indent="false" fo:margin-top="0in" fo:margin-bottom="0in"/>
    </style:style>
    <style:style style:name="P17" style:family="paragraph" style:parent-style-name="Quotations">
      <style:paragraph-properties fo:margin-left="0.5in" fo:margin-right="0in" fo:text-indent="0in" style:auto-text-indent="false"/>
    </style:style>
  </office:automatic-styles>
  <office:body>
    <office:text>
      <text:h text:style-name="Heading_20_1" text:outline-level="1"><text:bookmark-start text:name="resume-joost-soeterbroek"/>Resume Joost Soeterbroek<text:bookmark-end text:name="resume-joost-soeterbroek"/></text:h>
      <text:p text:style-name="Horizontal_20_Line"/>
      <text:p text:style-name="P1">Uitgebreide achtergrond in ICT als een UNIX/Linux systeembeheerder, web applicatie ontwikkeling en in verschillende DevOps rollen. Sterk in automatiseren van configuratie management &amp; orchestratie. Red Hat Enterprise Linux Certified Engineer.</text:p>
      <text:p text:style-name="Horizontal_20_Line"/>
      <text:h text:style-name="Heading_20_2" text:outline-level="2"><text:bookmark-start text:name="werkervaring"/>Werkervaring<text:bookmark-end text:name="werkervaring"/></text:h>
      <text:p text:style-name="Definition_20_Term">2018 - 2020</text:p>
      <text:p text:style-name="Definition_20_Definition"><text:span text:style-name="T1">Hartekamp Groep</text:span><text:line-break/><text:span text:style-name="T2">(Leerling-)Begeleider Wonen Gehandicaptenzorg</text:span></text:p>
      <text:p text:style-name="Definition_20_Definition">Ik werk in de gehandicaptenzorg met mensen met geestelijke beperkingen en biedt medische en niet-medische zorg aan (oudere) mensen met een beperking in een werk-leer traject. Focus op persoonlijke zorg, gezelschap, huishoudelijke taken en persoonlijk welbevinden van de clienten onder onze zorg. Grote interesse in zorgtechnologie.</text:p>
      <text:p text:style-name="Definition_20_Term">2016 - 2018</text:p>
      <text:p text:style-name="Definition_20_Definition"><text:span text:style-name="T1">Koninklijke Nederlandse Redding Maatschappij</text:span><text:line-break/><text:span text:style-name="T2">Database-, Linux System- and Applicatiebeheerder</text:span></text:p>
      <text:p text:style-name="Definition_20_Definition">De KNRM is een <text:span text:style-name="T3">search-and-rescue</text:span> organisatie op zee. Ik was onderdeel van een klein IT team dat support biedde aan KNRM vrijwilligers op zee en kantoorpersoneel. Binnen dit team was ik primair verantwoordelijk voor Microsoft Azure Cloud platform; systeembeheer, configuratie, monitoring en trouble-shooting van een antal CentOS Linux systemen en custom LAMP applicaties en technisch beheer van de website knrm.nl.</text:p>
      <text:p text:style-name="Definition_20_Term">2012 - 2016</text:p>
      <text:p text:style-name="Definition_20_Definition"><text:span text:style-name="T1">Proxy BV, UNIX Consultancy</text:span><text:line-break/><text:span text:style-name="T2">UNIX/Linux systems consultant</text:span></text:p>
      <text:p text:style-name="Definition_20_Definition">UNIX/Linux systeem consultant voor twee van Proxy’s clienten; Rijkswaterstaat en de Nationale Politie:</text:p>
      <text:list text:style-name="L1">
        <text:list-item>
          <text:p text:style-name="P2">Voor Rijkswaterstaat was ik werkzaam in een afdeling verantwoordelijk voor metingen van waterstanden op zee en rivieren, met een sterke focus op Nagios monitoring.</text:p>
        </text:list-item>
        <text:list-item>
          <text:p text:style-name="P2">Voor de Nationale Politie was ik werkzaam in een beveiligde omgeving met &gt;600 systemen, met een sterke focus op system configuration management automatisering met Puppet en GitLab.</text:p>
        </text:list-item>
      </text:list>
      <text:p text:style-name="Definition_20_Term">2011 – 2012</text:p>
      <text:p text:style-name="Definition_20_Definition"><text:span text:style-name="T1">ONVZ Zorgverzekeraar</text:span><text:line-break/><text:span text:style-name="T2">Applicatiebeheerder</text:span></text:p>
      <text:list text:style-name="L2">
        <text:list-item>
          <text:p text:style-name="P3">Java Middleware Applicaties (Glassfish, Tomcat, ServiceMix, ActiveMQ, Liferay), ontwikkel- and productie omgevingen</text:p>
        </text:list-item>
        <text:list-item>
          <text:p text:style-name="P3">Systems Configuration Management automatisering met Puppet</text:p>
        </text:list-item>
        <text:list-item>
          <text:p text:style-name="P3">Alfresco Document Management</text:p>
        </text:list-item>
      </text:list>
      <text:p text:style-name="Definition_20_Term">2008 – 2011</text:p>
      <text:p text:style-name="Definition_20_Definition"><text:span text:style-name="T1">ONVZ Zorgverzekeraar</text:span><text:line-break/><text:span text:style-name="T2">Red Hat Linux Systembeheerder</text:span></text:p>
      <text:list text:style-name="L3">
        <text:list-item>
          <text:p text:style-name="P4">Systems Configuration Management automatisering met CfEngine</text:p>
        </text:list-item>
        <text:list-item>
          <text:p text:style-name="P4">Systems Management and Provisioning met Red Hat Satellite Server</text:p>
        </text:list-item>
        <text:list-item>
          <text:p text:style-name="P4">System Monitoring en trouble-shooting</text:p>
        </text:list-item>
        <text:list-item>
          <text:p text:style-name="P4">Hardware onderhoud in eigen datacenter</text:p>
        </text:list-item>
        <text:list-item>
          <text:p text:style-name="P4">Change management in overleg met andere afdelingen</text:p>
        </text:list-item>
      </text:list>
      <text:p text:style-name="Definition_20_Term">2007 – 2008</text:p>
      <text:p text:style-name="Definition_20_Definition"><text:span text:style-name="T1">Schuberg Philis</text:span><text:line-break/><text:span text:style-name="T2">Mission Critical Engineer</text:span></text:p>
      <text:p text:style-name="Definition_20_Definition">Verantwoordelijkheden en activiteiten omvatten het bouwen en beheren van speciale missiekritieke applicatie-infrastructuren, inclusief datacenterhardware voor haar klanten.</text:p>
      <text:p text:style-name="Definition_20_Term">2005 - 2007</text:p>
      <text:p text:style-name="Definition_20_Definition"><text:span text:style-name="T1">Shell</text:span><text:line-break/><text:span text:style-name="T2">Linux Project Engineer</text:span></text:p>
      <text:p text:style-name="Definition_20_Definition">Linux Project Engineer bij Shell Exploration &amp; Production. Verantwoordelijkheden en activiteiten:</text:p>
      <text:list text:style-name="L4">
        <text:list-item>
          <text:p text:style-name="P5">Linux custom engineering gebaseerd op RHEL, inclusief inrichten van een rudimentaire build omgeving</text:p>
        </text:list-item>
        <text:list-item>
          <text:p text:style-name="P5">Ontwikkeling van remote installatie en management tools</text:p>
        </text:list-item>
        <text:list-item>
          <text:p text:style-name="P5">Implementatie and configuratie van servers en software</text:p>
        </text:list-item>
        <text:list-item>
          <text:p text:style-name="P5">Implementatie van Red Hat Network Satellite Server</text:p>
        </text:list-item>
        <text:list-item>
          <text:p text:style-name="P5">Project technische co-ordinatie</text:p>
        </text:list-item>
      </text:list>
      <text:p text:style-name="Definition_20_Term">2004 - 2005</text:p>
      <text:p text:style-name="Definition_20_Definition"><text:span text:style-name="T1">Sun Microsystems</text:span><text:line-break/><text:span text:style-name="T2">Desktop Solutions Architect (CNE regio)</text:span></text:p>
      <text:p text:style-name="Definition_20_Definition">Verantwoordelijkheden en activiteiten:</text:p>
      <text:list text:style-name="L5">
        <text:list-item>
          <text:p text:style-name="P6">De zakelijke behoeften van klanten in kaart brengen voor technische desktopoplossingen en technisch leiderschap bieden bij de implementatie van deze oplossingen in de regio Centraal- en Noord Europa</text:p>
        </text:list-item>
        <text:list-item>
          <text:p text:style-name="P6">Verantwoordelijk voor het algehele ontwerp en technisch toezicht op complexe bedrijfsinitiatieven bij klantadviesopdrachten</text:p>
        </text:list-item>
      </text:list>
      <text:p text:style-name="Definition_20_Term">2001-2004</text:p>
      <text:p text:style-name="Definition_20_Definition"><text:span text:style-name="T1">Sun Microsystems</text:span><text:line-break/><text:span text:style-name="T2">Technical Consultant Professional Services</text:span></text:p>
      <text:p text:style-name="Definition_20_Definition">Verantwoordelijkheden en activiteiten:</text:p>
      <text:list text:style-name="L6">
        <text:list-item>
          <text:p text:style-name="P7">Primaire focus op ‘Edge’ and Grid computing, UNIX systeembeheer en provisioning</text:p>
        </text:list-item>
        <text:list-item>
          <text:p text:style-name="P7">Implementatie services voor Sun ONE producten</text:p>
        </text:list-item>
        <text:list-item>
          <text:p text:style-name="P7">Server migratie en consolidatie</text:p>
        </text:list-item>
        <text:list-item>
          <text:p text:style-name="P7">Pre-sales activiteiten</text:p>
        </text:list-item>
        <text:list-item>
          <text:p text:style-name="P7">Technische documentatie</text:p>
        </text:list-item>
        <text:list-item>
          <text:p text:style-name="P7">Custom engineering, troubleshooting en disaster recovery voor Cobalt server appliances</text:p>
        </text:list-item>
      </text:list>
      <text:p text:style-name="Definition_20_Definition"><text:span text:style-name="T3">NB: Joost Soeterbroek is bij Sun Microsystems in dienst gekomen met de acquisitie van Cobalt Networks door Sun Microsystems.</text:span></text:p>
      <text:p text:style-name="Definition_20_Term">2000-2001</text:p>
      <text:p text:style-name="Definition_20_Definition"><text:span text:style-name="T1">Snow UNIX Consultancy</text:span><text:line-break/><text:span text:style-name="T2">UNIX/Linux Consultant</text:span></text:p>
      <text:p text:style-name="Definition_20_Definition">Verantwoordelijkheden en activiteiten:</text:p>
      <text:list text:style-name="L7">
        <text:list-item>
          <text:p text:style-name="P8">Beheer en verdere uitbouw van een interne CRM web applicatie op LAMP (Linux, Apache, MySQL en PHP) platform bij Planet Internet in Amersfoort</text:p>
        </text:list-item>
      </text:list>
      <text:p text:style-name="Definition_20_Term">1998-2000</text:p>
      <text:p text:style-name="Definition_20_Definition"><text:span text:style-name="T1">VNU</text:span><text:line-break/><text:span text:style-name="T2">Webmaster</text:span></text:p>
      <text:p text:style-name="Definition_20_Definition">VNU Business Publication’s internet afdeling (VIPS) was verantwoordelijk voor de technische infrastructuur van al haar publicaties op het Internet.</text:p>
      <text:p text:style-name="Definition_20_Term_20_Tight">1996-1998</text:p>
      <text:p text:style-name="Definition_20_Definition_20_Tight"><text:span text:style-name="T1">Media@vantage</text:span><text:line-break/><text:span text:style-name="T2">HTML programmeur</text:span></text:p>
      <text:p text:style-name="Definition_20_Term_20_Tight">1995-1996</text:p>
      <text:p text:style-name="Definition_20_Definition_20_Tight"><text:span text:style-name="T1">Planet Internet</text:span><text:line-break/><text:span text:style-name="T2">Helpdesk</text:span></text:p>
      <text:h text:style-name="Heading_20_2" text:outline-level="2"><text:bookmark-start text:name="technische-ervaring"/>Technische ervaring<text:bookmark-end text:name="technische-ervaring"/></text:h>
      <text:p text:style-name="Definition_20_Term">CoronaMelder Covid-19 notificatie app</text:p>
      <text:p text:style-name="Definition_20_Definition">Geparticipeerd in de het project van het Ministerie van VWS om de CoronaMelder Covid-19 notificatie app en website te realiseren:</text:p>
      <text:list text:style-name="L8">
        <text:list-item>
          <text:p text:style-name="P9">Covid-19 notificatie iOS app</text:p>
          <text:list text:style-name="L9">
            <text:list-item>
              <text:p text:style-name="P10">CI/CD public build pipeline geconfigureerd met Github Actions</text:p>
            </text:list-item>
            <text:list-item>
              <text:p text:style-name="P10">Python script wat een vergelijking kan maken tussen gecompileerde ipa files uit de verschillende build omgevingen</text:p>
            </text:list-item>
          </text:list>
          <text:p text:style-name="P9">Zie: <text:a xlink:type="simple" xlink:href="https://github.com/minvws/nl-covid19-notification-app-ios/graphs/contributors" office:name=""><text:span text:style-name="Definition">github.com/minvws/nl-covid19-notification-app-ios/graphs/contributors</text:span></text:a></text:p>
        </text:list-item>
        <text:list-item>
          <text:p text:style-name="P9">Covid-19 notificatie app website</text:p>
          <text:list text:style-name="L10">
            <text:list-item>
              <text:p text:style-name="P11">Taal switch voor meerdere talen</text:p>
            </text:list-item>
            <text:list-item>
              <text:p text:style-name="P11">overige contributies</text:p>
            </text:list-item>
          </text:list>
          <text:p text:style-name="P9">Zie: <text:a xlink:type="simple" xlink:href="https://github.com/minvws/nl-covid19-notification-app-website/graphs/contributors" office:name=""><text:span text:style-name="Definition">github.com/minvws/nl-covid19-notification-app-website/graphs/contributors</text:span></text:a></text:p>
        </text:list-item>
      </text:list>
      <text:p text:style-name="Definition_20_Term">Open Source</text:p>
      <text:p text:style-name="Definition_20_Definition">Ik heb geparticipeerd in het Fedora Linux project als een <text:span text:style-name="T3">package maintainer</text:span> (<text:a xlink:type="simple" xlink:href="https://fedoraproject.org/wiki/JoostSoeterbroek" office:name=""><text:span text:style-name="Definition">Fedora Wikipage</text:span></text:a>) voor een aantal RPM packages. Google search: ‘<text:span text:style-name="T3">Joost Soeterbroek Fedora</text:span>’</text:p>
      <text:p text:style-name="Definition_20_Definition">Zie ook mijn Github repository op <text:a xlink:type="simple" xlink:href="https://github.com/jsoeterbroek" office:name=""><text:span text:style-name="Definition">github.com/jsoeterbroek</text:span></text:a> voor code voorbeelden and project contributies.</text:p>
      <text:p text:style-name="Definition_20_Term">DevOps</text:p>
      <text:p text:style-name="Definition_20_Definition"><text:span text:style-name="T1">Configuration Management &amp; Orchestration Automation</text:span> Aanzienlijke ervaring met configuration management automation tooling, workflows en orchestration in productie omgevingen met:</text:p>
      <text:list text:style-name="L11">
        <text:list-item>
          <text:p text:style-name="P12">Ansible</text:p>
        </text:list-item>
        <text:list-item>
          <text:p text:style-name="P12">Puppet</text:p>
        </text:list-item>
        <text:list-item>
          <text:p text:style-name="P12">CfEngine</text:p>
        </text:list-item>
      </text:list>
      <text:p text:style-name="Definition_20_Definition"><text:span text:style-name="T1">CI/CD workflows:</text:span> Ervaring Continuous Integration workflows en geautomatiseerd testen met Github, GitLab, Jenkins in een DevOps rol.</text:p>
      <text:p text:style-name="Definition_20_Term_20_Tight">Programmeertalen</text:p>
      <text:p text:style-name="Definition_20_Definition_20_Tight"><text:span text:style-name="T1">Python:</text:span> Python is mijn ‘<text:span text:style-name="T3">go-to language</text:span>’ voor scripting en programmeren in automation, web development en het aan elkaar lijmen systemen en services. Ik gebruik bij voorkeur Python Django voor web development projecten en dashboards.</text:p>
      <text:p text:style-name="Definition_20_Definition_20_Tight"><text:span text:style-name="T1">Shell-scripting:</text:span> Aardig wat ervaring met het schijven van scripts met Bash. Ik voel me comfortabel op de UNIX/Linux command-line.</text:p>
      <text:p text:style-name="Definition_20_Definition_20_Tight"><text:span text:style-name="T1">Web:</text:span> PHP ervaring voor web development. I gebruik voornamelijk en bij voorkeur Python Django en Jekyll voor web development projecten.</text:p>
      <text:p text:style-name="Definition_20_Definition_20_Tight">Kennis van algemene software- en programmeer concepten en software ontwikkelmethodologien en tooling.</text:p>
      <text:p text:style-name="Definition_20_Term">Systeembeheer</text:p>
      <text:p text:style-name="Definition_20_Definition"><text:span text:style-name="T1">Red Hat:</text:span> Uitgebreide kennis van Red Hat Enterprise Linux operating system en varianten. Ik ben een Red Hat Certified Professional (RHCE) – Certificate number: <text:span text:style-name="T1">110-264-371</text:span>.</text:p>
      <text:p text:style-name="Definition_20_Definition"><text:a xlink:type="simple" xlink:href="https://www.redhat.com/rhtapps/certification/verify/?certId=110-264-371" office:name=""><text:span text:style-name="Definition">Verify: https://www.redhat.com/rhtapps/certification/verify/?certId=110-264-371</text:span></text:a></text:p>
      <text:p text:style-name="Definition_20_Definition"><text:span text:style-name="T1">Monitoring:</text:span> Uitgebreide kennis en ervaring met systems monitoring met Nagios.</text:p>
      <text:h text:style-name="Heading_20_2" text:outline-level="2"><text:bookmark-start text:name="niet-technische-ervaring"/>Niet-Technische ervaring<text:bookmark-end text:name="niet-technische-ervaring"/></text:h>
      <text:list text:style-name="L12">
        <text:list-item>
          <text:p text:style-name="P13">Talen:</text:p>
          <text:list text:style-name="L13">
            <text:list-item>
              <text:p text:style-name="P14">Vloeiend in Engels en Nederlands.</text:p>
            </text:list-item>
            <text:list-item>
              <text:p text:style-name="P14">Aanvaardbare kennis van Frans, Duits en geschreven Arabisch.</text:p>
            </text:list-item>
          </text:list>
        </text:list-item>
        <text:list-item>
          <text:p text:style-name="P13">Zorgsector:</text:p>
          <text:list text:style-name="L14">
            <text:list-item>
              <text:p text:style-name="P15">Persoonlijke zorg voor mensen met een verstandelijke handicap</text:p>
            </text:list-item>
            <text:list-item>
              <text:p text:style-name="P15">Medicatie verstrekken, Diabetes en insuline</text:p>
            </text:list-item>
          </text:list>
        </text:list-item>
      </text:list>
      <text:h text:style-name="Heading_20_2" text:outline-level="2"><text:bookmark-start text:name="opleiding"/>Opleiding<text:bookmark-end text:name="opleiding"/></text:h>
      <text:p text:style-name="Definition_20_Term">1991 - 1993</text:p>
      <text:p text:style-name="Definition_20_Definition"><text:span text:style-name="T1">Talen &amp; Culturen van het Midden-Oosten</text:span>; Universiteit van Groningen (RuG)</text:p>
      <text:p text:style-name="Definition_20_Definition">Universiteit van Groningen (RuG) ‘Talen en &amp; Culturen van het Midden-Oosten’ programma met een sterke nadruk op de Arabische taal (lezen en schrijven), cultuur, literatuur en geschiedenis.</text:p>
      <text:list text:style-name="L15">
        <text:list-item>
          <text:p text:style-name="P16">Verblijf van 6 maanden in Cairo, Egypte als onderdeel van een standaard programma van de Universiteit.</text:p>
        </text:list-item>
      </text:list>
      <text:p text:style-name="Definition_20_Term">1993 - 1994</text:p>
      <text:p text:style-name="Definition_20_Definition"><text:span text:style-name="T1">Talen &amp; Culturen van het Midden-Oosten</text:span>; Universiteit van Amsterdam (UvA)</text:p>
      <text:p text:style-name="Definition_20_Definition">Universiteit van Amsterdam (UvA) ‘Talen &amp; Culturen van het Midden-Oosten’ programma met een sterke nadruk op de Arabische taal (lezen en schrijven), cultuur, literatuur en geschiedenis.</text:p>
      <text:p text:style-name="Horizontal_20_Line"/>
      <text:p text:style-name="P17"><text:a xlink:type="simple" xlink:href="mailto:joost.soeterbroek@gmail.com" office:name=""><text:span text:style-name="Definition">joost.soeterbroek@gmail.com</text:span></text:a><text:line-break/>06-34833845<text:line-break/>linkedin.com/in/jsoeterbroek<text:line-break/>github.com/jsoeterbroe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
    <dc:description/>
    <dc:subject/>
    <meta:keyword/>
    <meta:initial-creator/>
    <dc:creator/>
    <meta:creation-date>2020-07-28T07:19:33Z</meta:creation-date>
    <dc:date>2020-07-28T07:19:33Z</dc:date>
  </office:meta>
</office:document-meta>
</file>